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1217836272197627109" text:style-name="L1">
        <text:list-item>
          <text:list>
            <text:list-header>
              <text:p text:style-name="P12">1.5 miles averaging 9:00/mile with some paces as fast as 7:41/mile and rested about 5:00 </text:p>
              <text:p text:style-name="P12">6 x ¼ mile each in 2:00 with a ¼ mile jog before each run and ¼ mile jog at the end </text:p>
              <text:p text:style-name="P12">All jogs were at about 12/mile pace.</text:p>
              <text:p text:style-name="P12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3595820" text:continue-numbering="true" text:style-name="L1">
        <text:list-item>
          <text:list>
            <text:list-header>
              <text:p text:style-name="P12">1.5 miles averaging 9:00/mile with some paces as fast as 7:47/mile and rested about 5:00 </text:p>
              <text:p text:style-name="P12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2"/>
      <text:p text:style-name="P1">40.5 miles in the last week</text:p>
      <text:p text:style-name="P1"><text:soft-page-break/><text:span text:style-name="T5">Sat May 19, 2018</text:span> 6.21 miles</text:p>
      <text:p text:style-name="P2">I ran 10K on a very hilly course and averaged 11:57/mile. <text:s/>The sum of all the accents on the course is 830 ft as measured using Google Earth.</text:p>
      <text:p text:style-name="P2"><text:span text:style-name="T1"/></text:p>
      <text:p text:style-name="P2">Sun May 20, 2018<text:span text:style-name="T1"> 5.02 miles</text:span></text:p>
      <text:p text:style-name="P2">I ran 5.02 miles on a very hilly course and averaged 11:00/mile. <text:s/>The sum of all the accents on the course is 535 ft as measured using on Google Earth.. <text:s/></text:p>
      <text:p text:style-name="P2"/>
      <text:p text:style-name="P2">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20T13:39:43.63</dc:date>
    <dc:creator>James Lombardi</dc:creator>
    <meta:editing-duration>P3DT2H8M11S</meta:editing-duration>
    <meta:editing-cycles>276</meta:editing-cycles>
    <meta:generator>OpenOffice/4.1.2$Win32 OpenOffice.org_project/412m3$Build-9782</meta:generator>
    <meta:document-statistic meta:table-count="0" meta:image-count="0" meta:object-count="0" meta:page-count="13" meta:paragraph-count="267" meta:word-count="3563" meta:character-count="17293"/>
  </office:meta>
</office:document-meta>
</file>